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ignPatterns" style:family="table">
      <style:table-properties style:width="17cm" table:align="margins"/>
    </style:style>
    <style:style style:name="DesignPatterns.A" style:family="table-column">
      <style:table-column-properties style:column-width="3.401cm" style:rel-column-width="13107*"/>
    </style:style>
    <style:style style:name="DesignPatterns.A1" style:family="table-cell">
      <style:table-cell-properties fo:padding="0.097cm" fo:border-left="0.05pt solid #000000" fo:border-right="none" fo:border-top="0.05pt solid #000000" fo:border-bottom="0.05pt solid #000000"/>
    </style:style>
    <style:style style:name="DesignPatterns.E1" style:family="table-cell">
      <style:table-cell-properties fo:padding="0.097cm" fo:border="0.05pt solid #000000"/>
    </style:style>
    <style:style style:name="DesignPatterns.A2" style:family="table-cell">
      <style:table-cell-properties fo:padding="0.097cm" fo:border-left="0.05pt solid #000000" fo:border-right="none" fo:border-top="none" fo:border-bottom="0.05pt solid #000000"/>
    </style:style>
    <style:style style:name="DesignPattern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5c667" officeooo:paragraph-rsid="0005c66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c667" officeooo:paragraph-rsid="0005c667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officeooo:rsid="00074b23" officeooo:paragraph-rsid="00074b2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99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9900" fo:font-weight="bold" officeooo:rsid="00074b23" officeooo:paragraph-rsid="00074b2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79149" officeooo:paragraph-rsid="00079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PATTERNS </text:p>
      <text:p text:style-name="P1"/>
      <table:table table:name="DesignPatterns" table:style-name="DesignPatterns">
        <table:table-column table:style-name="DesignPatterns.A" table:number-columns-repeated="5"/>
        <table:table-row>
          <table:table-cell table:style-name="DesignPatterns.A1" office:value-type="string">
            <text:p text:style-name="P5"/>
          </table:table-cell>
          <table:table-cell table:style-name="DesignPatterns.A1" office:value-type="string">
            <text:p text:style-name="P6">Implementação</text:p>
          </table:table-cell>
          <table:table-cell table:style-name="DesignPatterns.A1" office:value-type="string">
            <text:p text:style-name="P6">Funcionalidade</text:p>
          </table:table-cell>
          <table:table-cell table:style-name="DesignPatterns.A1" office:value-type="string">
            <text:p text:style-name="P6">Classes </text:p>
          </table:table-cell>
          <table:table-cell table:style-name="DesignPatterns.E1" office:value-type="string">
            <text:p text:style-name="P6">Utilidade</text:p>
          </table:table-cell>
        </table:table-row>
        <table:table-row>
          <table:table-cell table:style-name="DesignPatterns.A2" office:value-type="string">
            <text:p text:style-name="P3">MVC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  <table:table-row>
          <table:table-cell table:style-name="DesignPatterns.A2" office:value-type="string">
            <text:p text:style-name="P3">Factory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  <table:table-row>
          <table:table-cell table:style-name="DesignPatterns.A2" office:value-type="string">
            <text:p text:style-name="P3">FlyWeight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  <table:table-row>
          <table:table-cell table:style-name="DesignPatterns.A2" office:value-type="string">
            <text:p text:style-name="P3">Object Pool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7">Otimizar a performance do jogo e minimizar o uso de memória.</text:p>
          </table:table-cell>
        </table:table-row>
        <table:table-row>
          <table:table-cell table:style-name="DesignPatterns.A2" office:value-type="string">
            <text:p text:style-name="P3">State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  <table:table-row>
          <table:table-cell table:style-name="DesignPatterns.A2" office:value-type="string">
            <text:p text:style-name="P3">GameLoop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  <table:table-row>
          <table:table-cell table:style-name="DesignPatterns.A2" office:value-type="string">
            <text:p text:style-name="P3">Strategy</text:p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A2" office:value-type="string">
            <text:p text:style-name="P4"/>
          </table:table-cell>
          <table:table-cell table:style-name="DesignPatterns.E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03:27.973809656</meta:creation-date>
    <dc:date>2018-04-26T12:31:22.593449219</dc:date>
    <meta:editing-duration>PT6M46S</meta:editing-duration>
    <meta:editing-cycles>1</meta:editing-cycles>
    <meta:document-statistic meta:table-count="1" meta:image-count="0" meta:object-count="0" meta:page-count="1" meta:paragraph-count="13" meta:word-count="25" meta:character-count="171" meta:non-whitespace-character-count="157"/>
    <meta:generator>LibreOffice/5.1.6.2$Linux_X86_64 LibreOffice_project/10m0$Build-2</meta:generator>
  </office:meta>
</office:document-meta>
</file>